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pl" fo:country="PL" officeooo:rsid="0003dee4" officeooo:paragraph-rsid="0003dee4"/>
    </style:style>
    <style:style style:name="P2" style:family="paragraph" style:parent-style-name="Text_20_body">
      <style:text-properties officeooo:paragraph-rsid="000a0493"/>
    </style:style>
    <style:style style:name="P3" style:family="paragraph" style:parent-style-name="Code">
      <style:text-properties officeooo:paragraph-rsid="000a0493"/>
    </style:style>
    <style:style style:name="P4" style:family="paragraph" style:parent-style-name="Code">
      <style:text-properties officeooo:rsid="000a4ef0" officeooo:paragraph-rsid="000a4ef0"/>
    </style:style>
    <style:style style:name="P5" style:family="paragraph" style:parent-style-name="Standard" style:list-style-name="L4">
      <style:text-properties officeooo:rsid="000a4ef0" officeooo:paragraph-rsid="000a4ef0"/>
    </style:style>
    <style:style style:name="P6" style:family="paragraph" style:parent-style-name="Text_20_body">
      <style:text-properties officeooo:rsid="000badcc" officeooo:paragraph-rsid="000badcc"/>
    </style:style>
    <style:style style:name="P7" style:family="paragraph" style:parent-style-name="Text_20_body">
      <style:text-properties officeooo:paragraph-rsid="000badcc"/>
    </style:style>
    <style:style style:name="P8" style:family="paragraph" style:parent-style-name="Text_20_body">
      <style:text-properties fo:font-weight="bold" officeooo:rsid="000badcc" officeooo:paragraph-rsid="000badcc" style:font-weight-asian="bold" style:font-weight-complex="bold"/>
    </style:style>
    <style:style style:name="P9" style:family="paragraph" style:parent-style-name="Text_20_body">
      <style:text-properties officeooo:rsid="000cdedd" officeooo:paragraph-rsid="000cdedd"/>
    </style:style>
    <style:style style:name="P10" style:family="paragraph" style:parent-style-name="Heading_20_1">
      <style:text-properties fo:language="pl" fo:country="PL" officeooo:rsid="0003dee4" officeooo:paragraph-rsid="0003dee4"/>
    </style:style>
    <style:style style:name="P11" style:family="paragraph" style:parent-style-name="Code">
      <style:text-properties fo:font-weight="normal" officeooo:paragraph-rsid="000a0493" style:font-weight-asian="normal" style:font-weight-complex="normal"/>
    </style:style>
    <style:style style:name="P12" style:family="paragraph" style:parent-style-name="Code">
      <style:text-properties officeooo:rsid="000a0493" officeooo:paragraph-rsid="000a0493"/>
    </style:style>
    <style:style style:name="P13" style:family="paragraph" style:parent-style-name="Code">
      <style:text-properties officeooo:rsid="000badcc" officeooo:paragraph-rsid="000badcc"/>
    </style:style>
    <style:style style:name="P14" style:family="paragraph" style:parent-style-name="Code">
      <style:text-properties officeooo:rsid="000cdedd" officeooo:paragraph-rsid="000cdedd"/>
    </style:style>
    <style:style style:name="P15" style:family="paragraph" style:parent-style-name="Code">
      <style:text-properties officeooo:rsid="000a4ef0" officeooo:paragraph-rsid="000a4ef0"/>
    </style:style>
    <style:style style:name="P16" style:family="paragraph" style:parent-style-name="Heading_20_3">
      <style:text-properties officeooo:rsid="000a0493" officeooo:paragraph-rsid="000a0493"/>
    </style:style>
    <style:style style:name="P17" style:family="paragraph" style:parent-style-name="Heading_20_3">
      <style:text-properties officeooo:rsid="000a4ef0" officeooo:paragraph-rsid="000a4ef0"/>
    </style:style>
    <style:style style:name="P18" style:family="paragraph" style:parent-style-name="Heading_20_3">
      <style:text-properties officeooo:paragraph-rsid="000badc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adcc" style:font-weight-asian="normal" style:font-weight-complex="normal"/>
    </style:style>
    <style:style style:name="T3" style:family="text">
      <style:text-properties fo:font-weight="normal" officeooo:rsid="000cdedd" style:font-weight-asian="normal" style:font-weight-complex="normal"/>
    </style:style>
    <style:style style:name="T4" style:family="text">
      <style:text-properties officeooo:rsid="000a0493"/>
    </style:style>
    <style:style style:name="T5" style:family="text">
      <style:text-properties officeooo:rsid="000badcc"/>
    </style:style>
    <style:style style:name="T6" style:family="text">
      <style:text-properties officeooo:rsid="000cdedd"/>
    </style:style>
    <style:style style:name="T7" style:family="text">
      <style:text-properties officeooo:rsid="000a4ef0"/>
    </style:style>
    <style:style style:name="T8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3.76mm" fo:text-indent="-6.35mm" fo:margin-left="13.76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0.11mm" fo:text-indent="-6.35mm" fo:margin-left="20.11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6.46mm" fo:text-indent="-6.35mm" fo:margin-left="26.46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2.81mm" fo:text-indent="-6.35mm" fo:margin-left="32.81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9.16mm" fo:text-indent="-6.35mm" fo:margin-left="39.16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5.51mm" fo:text-indent="-6.35mm" fo:margin-left="45.51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1.86mm" fo:text-indent="-6.35mm" fo:margin-left="51.86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8.21mm" fo:text-indent="-6.35mm" fo:margin-left="58.21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4.56mm" fo:text-indent="-6.35mm" fo:margin-left="64.56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0.91mm" fo:text-indent="-6.35mm" fo:margin-left="70.91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Kolokwium <text:span text:style-name="T5">1b</text:span> </text:h>
      <text:h text:style-name="P18" text:outline-level="3">Zadanie 1</text:h>
      <text:p text:style-name="Standard"><text:span text:style-name="T4">Poniższy kod wykonuje się poprawnie:</text:span></text:p>
      <text:p text:style-name="Standard"/>
      <text:p text:style-name="P11">def func(data):</text:p>
      <text:p text:style-name="P3"><text:span text:style-name="T1"><text:tab/></text:span><text:span text:style-name="T2">return data[0], data[1] </text:span></text:p>
      <text:p text:style-name="Code"/>
      <text:p text:style-name="P12"><text:span text:style-name="T2">res = </text:span><text:span text:style-name="T1">func(data)</text:span></text:p>
      <text:p text:style-name="P7"><text:span text:style-name="T2">Czy możemy określić jaki typ posiada zmienna res? <text:s/>Jeśli tak to jaki:</text:span></text:p>
      <text:p text:style-name="P7"/>
      <text:p text:style-name="P7"/>
      <text:p text:style-name="P6"><text:span text:style-name="T1">Czy możemy określić jaki typ posiada zmienna data? <text:s/>Jeśli tak to jaki:</text:span></text:p>
      <text:p text:style-name="P6"/>
      <text:p text:style-name="P6"><text:span text:style-name="T1"/></text:p>
      <text:h text:style-name="P16" text:outline-level="3">Zadanie 2</text:h>
      <text:p text:style-name="P6">Dana jest następująca struktura danych: </text:p>
      <text:p text:style-name="Code">data = [{</text:p>
      <text:p text:style-name="P13"><text:s text:c="2"/>"nr. indeksu": "0100",</text:p>
      <text:p text:style-name="P13"><text:s text:c="2"/>"imie": "Foobarius",</text:p>
      <text:p text:style-name="P13"><text:s text:c="2"/>"nazwisko": "Bariański", </text:p>
      <text:p text:style-name="P13"><text:s text:c="2"/>"ocena": 5</text:p>
      <text:p text:style-name="Code">}, {</text:p>
      <text:p text:style-name="P13"><text:s text:c="3"/># Inny słownik z tymi samymi kluczami</text:p>
      <text:p text:style-name="Code">}, ...] # Zawiera więcej elementów</text:p>
      <text:p text:style-name="P6">Wygeneruj listę strukturę danych zawierającą (TYLKO) numer indeksu i ocenę posortowaną posortowane po imieniu i nazwisku. </text:p>
      <text:p text:style-name="P8">Uwaga</text:p>
      <text:p text:style-name="P8"><text:span text:style-name="T1">Pełna ocena możliwa jest do uzyskania dla osób które nie </text:span><text:span text:style-name="T3">użyją</text:span><text:span text:style-name="T1"> w swoim </text:span><text:span text:style-name="T3">rozwiązaniu</text:span><text:span text:style-name="T1"> pętli for</text:span><text:span text:style-name="T3"> (i while)</text:span><text:span text:style-name="T1"> oraz bibliotek numpy i pandas. </text:span></text:p>
      <text:h text:style-name="P16" text:outline-level="3">Zadanie <text:span text:style-name="T5">3</text:span></text:h>
      <text:p text:style-name="P9">Rozważ poniższy program:</text:p>
      <text:p text:style-name="Code">class Foo(object): </text:p>
      <text:p text:style-name="Code"><text:s text:c="3"/>def __init__(self): </text:p>
      <text:p text:style-name="Code"><text:s text:c="6"/>self.__foo = 5</text:p>
      <text:p text:style-name="P14"><text:s text:c="7"/></text:p>
      <text:p text:style-name="Code"/>
      <text:p text:style-name="Code">foo = Foo()</text:p>
      <text:p text:style-name="Code">print(foo.__foo)</text:p>
      <text:p text:style-name="P12"/>
      <text:p text:style-name="Text_20_body">Czy program wykona się poprawnie<text:span text:style-name="T6">. Jeśli tak to jaką wartość wyświetli?</text:span></text:p>
      <text:h text:style-name="P17" text:outline-level="3">Zadanie 4</text:h>
      <text:p text:style-name="P9">Rozważ poniższy program:</text:p>
      <text:p text:style-name="Code">x = 10</text:p>
      <text:p text:style-name="Code"/>
      <text:p text:style-name="Code">def foo(y): </text:p>
      <text:p text:style-name="Code"><text:s text:c="4"/>return x*y</text:p>
      <text:p text:style-name="P4"/>
      <text:p text:style-name="P14">print(foo(10))</text:p>
      <text:p text:style-name="P14"/>
      <text:p text:style-name="P9">Czy program wykona się poprawnie. Jeśli tak to jaką wartość wyświetli?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Code" style:family="paragraph" style:parent-style-name="Text_20_body" style:master-page-name="">
      <style:paragraph-properties fo:margin-top="0mm" fo:margin-bottom="2.47mm" loext:contextual-spacing="true" style:page-number="auto"/>
      <style:text-properties style:font-name="Nimbus Mono L" fo:font-family="'Nimbus Mono L'" style:font-style-name="Regular" style:font-family-generic="modern" style:font-pitch="fixed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fo:language="pl" fo:country="PL" officeooo:rsid="0003dee4" officeooo:paragraph-rsid="0003dee4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Imię i nazwisko: <text:tab/><text:tab/>Numer indeksu: <text:s text:c="44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zdak</meta:initial-creator>
    <meta:creation-date>2014-10-22T21:09:10.634066788</meta:creation-date>
    <dc:date>2015-01-26T22:51:16.777333503</dc:date>
    <dc:creator>Jacek Bzdak</dc:creator>
    <meta:editing-duration>PT2H6M11S</meta:editing-duration>
    <meta:editing-cycles>5</meta:editing-cycles>
    <meta:generator>LibreOffice/4.3.3.2$Linux_X86_64 LibreOffice_project/430m0$Build-2</meta:generator>
    <meta:printed-by>Jacek Bzdak</meta:printed-by>
    <meta:print-date>2015-01-26T19:58:19.223035461</meta:print-date>
    <meta:document-statistic meta:table-count="0" meta:image-count="0" meta:object-count="0" meta:page-count="1" meta:paragraph-count="38" meta:word-count="171" meta:character-count="1161" meta:non-whitespace-character-count="937"/>
  </office:meta>
</office:document-meta>
</file>